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pacity="2%" draw:textarea-horizontal-align="center" draw:textarea-vertical-align="middle" draw:ole-draw-aspect="1"/>
    </style:style>
    <style:style style:name="P1" style:family="paragraph">
      <loext:graphic-properties draw:fill="none" draw:opacity="2%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5.59pt" svg:height="211.58pt" svg:x="451.19pt" svg:y="43.65pt">
            <loext:p draw:notify-on-update-of-ranges="Sheet1.C1:Sheet1.F1 Sheet1.C2:Sheet1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5.59pt" svg:height="211.58pt" svg:x="775.16pt" svg:y="36.2pt">
            <loext:p draw:notify-on-update-of-ranges="Sheet1.C3:Sheet1.F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5.59pt" svg:height="211.58pt" svg:x="424.32pt" svg:y="286.87pt">
            <loext:p draw:notify-on-update-of-ranges="Sheet1.C4:Sheet1.F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45.59pt" svg:height="211.58pt" svg:x="776.66pt" svg:y="300.42pt">
            <loext:p draw:notify-on-update-of-ranges="Sheet1.C5:Sheet1.F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chol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fito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A</text:p>
          </table:table-cell>
          <table:table-cell office:value-type="float" office:value="12.3" calcext:value-type="float">
            <text:p>12.3</text:p>
          </table:table-cell>
          <table:table-cell office:value-type="float" office:value="74.5" calcext:value-type="float">
            <text:p>74.5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.8" calcext:value-type="float">
            <text:p>25.8</text:p>
          </table:table-cell>
          <table:table-cell office:value-type="float" office:value="7.5" calcext:value-type="float">
            <text:p>7.5</text:p>
          </table:table-cell>
          <table:table-cell office:value-type="float" office:value="57.2" calcext:value-type="float">
            <text:p>57.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A</text:p>
          </table:table-cell>
          <table:table-cell office:value-type="float" office:value="9.12253218258063" calcext:value-type="float">
            <text:p>9.12253218258063</text:p>
          </table:table-cell>
          <table:table-cell office:value-type="float" office:value="77.0078822379844" calcext:value-type="float">
            <text:p>77.0078822379844</text:p>
          </table:table-cell>
          <table:table-cell office:value-type="float" office:value="8.37290983195762" calcext:value-type="float">
            <text:p>8.37290983195762</text:p>
          </table:table-cell>
          <table:table-cell office:value-type="float" office:value="5.49667574747734" calcext:value-type="float">
            <text:p>5.4966757474773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1.6341515247335" calcext:value-type="float">
            <text:p>21.6341515247335</text:p>
          </table:table-cell>
          <table:table-cell office:value-type="float" office:value="7.2347904809824" calcext:value-type="float">
            <text:p>7.2347904809824</text:p>
          </table:table-cell>
          <table:table-cell office:value-type="float" office:value="64.0289565071301" calcext:value-type="float">
            <text:p>64.0289565071301</text:p>
          </table:table-cell>
          <table:table-cell office:value-type="float" office:value="7.10210148715398" calcext:value-type="float">
            <text:p>7.10210148715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6:27:14.52667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23:12:40.750792547</meta:creation-date>
    <dc:date>2018-01-10T17:07:25.013283421</dc:date>
    <meta:editing-duration>PT1H5M46S</meta:editing-duration>
    <meta:editing-cycles>4</meta:editing-cycles>
    <meta:generator>LibreOffice/5.2.7.2$Linux_X86_64 LibreOffice_project/20m0$Build-2</meta:generator>
    <meta:document-statistic meta:table-count="1" meta:cell-count="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350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996633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ccff"/>
    </style:style>
    <style:style style:name="ch8" style:family="chart">
      <style:chart-properties chart:solid-type="cuboid"/>
      <style:graphic-properties draw:fill-color="#66330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65cm" svg:height="7.465cm" xlink:href=".." xlink:type="simple" chart:class="chart:circle" chart:style-name="ch1">
        <chart:plot-area chart:style-name="ch2" table:cell-range-address="Sheet1.C1:Sheet1.F2" chart:data-source-has-labels="row" svg:x="0.444cm" svg:y="-0.001cm" svg:width="7.462cm" svg:height="7.463cm">
          <chartooo:coordinate-region svg:x="0cm" svg:y="0cm" svg:width="8.35cm" svg:height="7.462cm"/>
          <chart:axis chart:dimension="x" chart:name="primary-x" chart:style-name="ch3" chartooo:axis-type="auto">
            <chartooo:date-scale/>
            <chart:categories table:cell-range-address="Sheet1.C1:Sheet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F2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ol</text:p>
                <draw:g>
                  <svg:desc>Sheet1.C1:Sheet1.F1</svg:desc>
                </draw:g>
              </table:table-cell>
              <table:table-cell office:value-type="string">
                <text:p>fec</text:p>
              </table:table-cell>
              <table:table-cell office:value-type="string">
                <text:p>fito</text:p>
              </table:table-cell>
              <table:table-cell office:value-type="string">
                <text:p>other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.3">
                <text:p>12.3</text:p>
                <draw:g>
                  <svg:desc>Sheet1.C2:Sheet1.F2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8.3">
                <text:p>8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208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66ccff"/>
    </style:style>
    <style:style style:name="ch7" style:family="chart">
      <style:chart-properties chart:solid-type="cuboid"/>
      <style:graphic-properties draw:fill-color="#663300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b2b2b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65cm" svg:height="7.465cm" xlink:href=".." xlink:type="simple" chart:class="chart:circle" chart:style-name="ch1">
        <chart:plot-area chart:style-name="ch2" table:cell-range-address="Sheet1.C3:Sheet1.F3" svg:x="0cm" svg:y="-0.001cm" svg:width="7.461cm" svg:height="7.462cm">
          <chartooo:coordinate-region svg:x="0cm" svg:y="0cm" svg:width="7.461cm" svg:height="7.4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F3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5.8">
                <text:p>25.8</text:p>
                <draw:g>
                  <svg:desc>Sheet1.C3:Sheet1.F3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57.2">
                <text:p>57.2</text:p>
              </table:table-cell>
              <table:table-cell office:value-type="float" office:value="9.7">
                <text:p>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358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66ccff"/>
    </style:style>
    <style:style style:name="ch8" style:family="chart">
      <style:chart-properties chart:solid-type="cuboid"/>
      <style:graphic-properties draw:fill-color="#66330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65cm" svg:height="7.465cm" xlink:href=".." xlink:type="simple" chart:class="chart:circle" chart:style-name="ch1">
        <chart:plot-area chart:style-name="ch2" table:cell-range-address="Sheet1.C4:Sheet1.F4" svg:x="0cm" svg:y="-0.001cm" svg:width="7.461cm" svg:height="7.462cm">
          <chartooo:coordinate-region svg:x="0cm" svg:y="0cm" svg:width="7.461cm" svg:height="7.4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F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.12253218258063">
                <text:p>9.12253218258063</text:p>
                <draw:g>
                  <svg:desc>Sheet1.C4:Sheet1.F4</svg:desc>
                </draw:g>
              </table:table-cell>
              <table:table-cell office:value-type="float" office:value="77.0078822379844">
                <text:p>77.0078822379844</text:p>
              </table:table-cell>
              <table:table-cell office:value-type="float" office:value="8.37290983195762">
                <text:p>8.37290983195762</text:p>
              </table:table-cell>
              <table:table-cell office:value-type="float" office:value="5.49667574747734">
                <text:p>5.496675747477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204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66ccff"/>
    </style:style>
    <style:style style:name="ch7" style:family="chart">
      <style:chart-properties chart:solid-type="cuboid"/>
      <style:graphic-properties draw:fill-color="#663300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b2b2b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65cm" svg:height="7.465cm" xlink:href=".." xlink:type="simple" chart:class="chart:circle" chart:style-name="ch1">
        <chart:plot-area chart:style-name="ch2" table:cell-range-address="Sheet1.C5:Sheet1.F5" svg:x="0cm" svg:y="-0.001cm" svg:width="7.461cm" svg:height="7.462cm">
          <chartooo:coordinate-region svg:x="0cm" svg:y="0cm" svg:width="7.461cm" svg:height="7.4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:Sheet1.F5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1.6341515247335">
                <text:p>21.6341515247335</text:p>
                <draw:g>
                  <svg:desc>Sheet1.C5:Sheet1.F5</svg:desc>
                </draw:g>
              </table:table-cell>
              <table:table-cell office:value-type="float" office:value="7.2347904809824">
                <text:p>7.2347904809824</text:p>
              </table:table-cell>
              <table:table-cell office:value-type="float" office:value="64.0289565071301">
                <text:p>64.0289565071301</text:p>
              </table:table-cell>
              <table:table-cell office:value-type="float" office:value="7.10210148715398">
                <text:p>7.102101487153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